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" svg:font-family="Wingdings"/>
    <style:font-face style:name="Arial5" svg:font-family="Arial" style:font-family-generic="roman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232cm" fo:min-width="19.002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draw:auto-grow-height="true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.953cm" fo:margin-right="0cm" fo:margin-top="0cm" fo:margin-bottom="0cm" fo:line-height="8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.953cm" fo:margin-right="0cm" fo:margin-top="0.113cm" fo:margin-bottom="0cm" fo:line-height="8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5c8526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Kritische Abschnitte, Sperren, Semaphore und Mutex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7-05-13">13.05.17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rren, Beispiel: Lock über XCHG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Beispiel: Lock über XCHG-Befehl</text:span></text:p>
          </draw:text-box>
        </draw:frame>
        <draw:frame draw:name="Rectangle 3" presentation:style-name="pr5" draw:text-style-name="P14" draw:layer="layout" svg:width="21.589cm" svg:height="11.799cm" svg:x="2.211cm" svg:y="6.001cm" presentation:class="outline" presentation:user-transformed="true">
          <draw:text-box>
            <text:p text:style-name="P12"><text:span text:style-name="T9">void akquireLock (var boolean lock)</text:span></text:p>
            <text:p text:style-name="P13"><text:span text:style-name="T10">{</text:span></text:p>
            <text:p text:style-name="P13"><text:span text:style-name="T10"><text:tab/></text:span><text:span text:style-name="T10">CODE {SYSTEM.i386}</text:span></text:p>
            <text:p text:style-name="P13"><text:span text:style-name="T10"><text:tab/></text:span><text:span text:style-name="T10"><text:tab/></text:span><text:span text:style-name="T10">MOV EBX, lock[EBP]</text:span><text:span text:style-name="T10"><text:tab/></text:span><text:span text:style-name="T11">; EBX := ADR(lock)</text:span></text:p>
            <text:p text:style-name="P13"><text:span text:style-name="T10"><text:tab/></text:span><text:span text:style-name="T10"><text:tab/></text:span><text:span text:style-name="T10">MOV AL, 1</text:span><text:span text:style-name="T10"><text:tab/></text:span><text:span text:style-name="T10"><text:tab/></text:span><text:span text:style-name="T10"><text:tab/></text:span><text:span text:style-name="T11">; AL := 1</text:span></text:p>
            <text:p text:style-name="P13"><text:span text:style-name="T10"><text:tab/></text:span><text:span text:style-name="T10">test:</text:span></text:p>
            <text:p text:style-name="P13"><text:span text:style-name="T10"><text:tab/></text:span><text:span text:style-name="T10"><text:tab/></text:span><text:span text:style-name="T10">XCHG [EBX], AL</text:span><text:span text:style-name="T10"><text:tab/></text:span><text:span text:style-name="T10"><text:tab/></text:span><text:span text:style-name="T11">; Setze und lese Lockvariable atomar</text:span></text:p>
            <text:p text:style-name="P13"><text:span text:style-name="T10"><text:tab/></text:span><text:span text:style-name="T10"><text:tab/></text:span><text:span text:style-name="T10">CMP AL, 0</text:span><text:span text:style-name="T10"><text:tab/></text:span><text:span text:style-name="T10"><text:tab/></text:span><text:span text:style-name="T10"><text:tab/></text:span><text:span text:style-name="T11">; war lock frei?</text:span></text:p>
            <text:p text:style-name="P13"><text:span text:style-name="T10"><text:tab/></text:span><text:span text:style-name="T10"><text:tab/></text:span><text:span text:style-name="T10">JE exit</text:span><text:span text:style-name="T10"><text:tab/></text:span><text:span text:style-name="T10"><text:tab/></text:span><text:span text:style-name="T10"><text:tab/></text:span><text:span text:style-name="T10"><text:tab/></text:span><text:span text:style-name="T11">; ja</text:span></text:p>
            <text:p text:style-name="P13"><text:span text:style-name="T10"><text:tab/></text:span><text:span text:style-name="T10"><text:tab/></text:span><text:span text:style-name="T10">NOP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; nein, erneut versuchen</text:span></text:p>
            <text:p text:style-name="P13"><text:span text:style-name="T10"><text:tab/></text:span><text:span text:style-name="T10"><text:tab/></text:span><text:span text:style-name="T10">JMP test</text:span></text:p>
            <text:p text:style-name="P13"><text:span text:style-name="T10"><text:tab/></text:span><text:span text:style-name="T10">exit:</text:span></text:p>
            <text:p text:style-name="P13"><text:span text:style-name="T10">}</text:span></text:p>
            <text:p text:style-name="P13"><text:span text:style-name="T10"/></text:p>
            <text:p text:style-name="P13"><text:span text:style-name="T9">void releaseLock (var boolean lock)</text:span></text:p>
            <text:p text:style-name="P13"><text:span text:style-name="T10">{ </text:span></text:p>
            <text:p text:style-name="P13"><text:span text:style-name="T10"><text:tab/></text:span><text:span text:style-name="T10">lock := FALSE; </text:span></text:p>
            <text:p text:style-name="P13"><text:span text:style-name="T10">}</text:span></text:p>
          </draw:text-box>
        </draw:frame>
        <draw:custom-shape draw:name="Rectangle 4" draw:style-name="gr6" draw:text-style-name="P16" draw:layer="layout" svg:width="19.501cm" svg:height="1.481cm" svg:x="2.099cm" svg:y="3.925cm">
          <text:list text:style-name="L4">
            <text:list-item>
              <text:p text:style-name="P15"><text:span text:style-name="T12">Pseudocode mit Intel-80386-Maschinenbefehlen</text:span></text:p>
            </text:list-item>
          </text:list>
          <draw:enhanced-geometry draw:mirror-horizontal="false" draw:mirror-vertical="false" svg:viewBox="0 0 1756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" presentation:class="page"/>
          <draw:frame presentation:style-name="pr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Wingdings" svg:font-family="Wingdings"/>
    <style:font-face style:name="Arial5" svg:font-family="Arial" style:font-family-generic="roman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9%" draw:distance="79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7.3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17.5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2.435cm" svg:height="0.843cm" svg:x="15.2cm" svg:y="18.288cm">
        <draw:text-box>
          <text:p text:style-name="MP3"><text:span text:style-name="MT8">T. Pospisek, MAS: Betriebssysteme, Sychronisation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dc:creator>Tomas Pospisek</dc:creator>
    <meta:editing-cycles>1364</meta:editing-cycles>
    <meta:print-date>1999-04-08T16:15:23</meta:print-date>
    <meta:creation-date>1997-06-07T14:48:20</meta:creation-date>
    <dc:date>2017-05-13T08:49:08.844479950</dc:date>
    <meta:editing-duration>PT11H13M4S</meta:editing-duration>
    <meta:generator>LibreOffice/4.3.3.2$Linux_X86_64 LibreOffice_project/430m0$Build-2</meta:generator>
    <meta:document-statistic meta:object-count="6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D:\Programme\Microsoft Office\Templates\Presentation Designs\Übergänge.pot" xlink:href=""/>
  </office:meta>
</office:document-meta>
</file>